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22pt" officeooo:rsid="001a5860" officeooo:paragraph-rsid="001a5860" style:font-size-asian="19.25pt" style:font-size-complex="22pt"/>
    </style:style>
    <style:style style:name="P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2pt" officeooo:rsid="001a5860" officeooo:paragraph-rsid="001a5860" style:font-size-asian="10.5pt" style:font-size-complex="12pt"/>
    </style:style>
    <style:style style:name="P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2pt" officeooo:rsid="001b3737" officeooo:paragraph-rsid="001b3737" style:font-size-asian="10.5pt" style:font-size-complex="12pt"/>
    </style:style>
    <style:style style:name="P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2pt" officeooo:rsid="001c3987" officeooo:paragraph-rsid="001b3737" style:font-size-asian="10.5pt" style:font-size-complex="12pt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8pt" officeooo:rsid="001b3737" officeooo:paragraph-rsid="001b3737" style:font-size-asian="15.75pt" style:font-size-complex="18pt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12pt" officeooo:rsid="001c3987" officeooo:paragraph-rsid="001b3737" style:font-size-asian="10.5pt" style:font-size-complex="12pt"/>
    </style:style>
    <style:style style:name="T1" style:family="text">
      <style:text-properties officeooo:rsid="001a5860"/>
    </style:style>
    <style:style style:name="T2" style:family="text">
      <style:text-properties style:text-underline-style="solid" style:text-underline-width="auto" style:text-underline-color="font-color" fo:background-color="#ffffff" loext:char-shading-value="0"/>
    </style:style>
    <style:style style:name="T3" style:family="text">
      <style:text-properties fo:background-color="#ffffff" loext:char-shading-value="0"/>
    </style:style>
    <style:style style:name="T4" style:family="text">
      <style:text-properties officeooo:rsid="001b3737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c3987" style:font-size-asian="10.5pt" style:font-size-complex="12pt"/>
    </style:style>
    <style:style style:name="T7" style:family="text">
      <style:text-properties officeooo:rsid="001e78ca"/>
    </style:style>
    <style:style style:name="T8" style:family="text">
      <style:text-properties officeooo:rsid="0020133e"/>
    </style:style>
    <style:style style:name="T9" style:family="text">
      <style:text-properties officeooo:rsid="0021ec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9"/><text:span text:style-name="T1">Title: Gabrielle Douglas</text:span></text:p>
      <text:p text:style-name="Standard"><text:s text:c="9"/><text:span text:style-name="T1">Name:Hannah Duff </text:span></text:p>
      <text:p text:style-name="Standard"><text:s text:c="8"/><text:span text:style-name="T1">Date: March 3, 2016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text:s text:c="20"/><text:span text:style-name="T2">work cited</text:span></text:p>
      <text:p text:style-name="P2"/>
      <text:p text:style-name="P2"><text:s text:c="33"/>Hannah Duff</text:p>
      <text:p text:style-name="P2"><text:s text:c="31"/>Gabrielle Douglas </text:p>
      <text:p text:style-name="P2"/>
      <text:p text:style-name="P2"/>
      <text:p text:style-name="P2"/>
      <text:p text:style-name="P2"><text:s text:c="34"/>“ The hard days are the best days because thats when a champion is made”</text:p>
      <text:p text:style-name="P2"><text:s text:c="35"/>Dallas, Texas; <text:s/>Team USA media summit, 2012 </text:p>
      <text:p text:style-name="P2"/>
      <text:p text:style-name="P2"/>
      <text:p text:style-name="P2"/>
      <text:p text:style-name="P2"/>
      <text:p text:style-name="P2"/>
      <text:p text:style-name="P2"><text:s text:c="26"/><text:a xlink:type="simple" xlink:href="http://www.teamusa.org/">www.teamusa.org</text:a> <text:span text:style-name="T4">@2016 united states olympic committee</text:span></text:p>
      <text:p text:style-name="P2"/>
      <text:p text:style-name="P2"/>
      <text:p text:style-name="P2"><text:s text:c="25"/></text:p>
      <text:p text:style-name="P2"><text:s text:c="24"/><text:a xlink:type="simple" xlink:href="http://www.olympic.org/"><text:span text:style-name="T4">www.olympic.org</text:span></text:a><text:span text:style-name="T4"> @2015 </text:span></text:p>
      <text:p text:style-name="P2"/>
      <text:p text:style-name="P2"/>
      <text:p text:style-name="P2"/>
      <text:p text:style-name="P2"><text:s text:c="21"/></text:p>
      <text:p text:style-name="P2"><text:s text:c="22"/><text:a xlink:type="simple" xlink:href="http://www.npr.org/"><text:span text:style-name="T4">www.npr.org</text:span></text:a><text:span text:style-name="T4"> @2016 npr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/>
      <text:p text:style-name="P5"><text:s text:c="21"/><text:span text:style-name="T2"><text:s/>Gabrielle Douglas</text:span><text:span text:style-name="T3"> </text:span></text:p>
      <text:p text:style-name="P5"/>
      <text:p text:style-name="P5"><text:s text:c="17"/></text:p>
      <text:p text:style-name="P5"><text:s text:c="20"/><text:span text:style-name="T5">For black history Month, I chose Gabrielle Douglas who became the fist U.S </text:span></text:p>
      <text:p text:style-name="P5"><text:s text:c="19"/><text:span text:style-name="T5">gymnast to win both the team and all-around gold medals. She is 4”11' and <text:s text:c="57"/></text:span></text:p>
      <text:p text:style-name="P3"><text:s text:c="30"/>she was born on December 31, 1995. She moved away at age 14, to go train</text:p>
      <text:p text:style-name="P3"><text:s text:c="30"/>with Liang Chow. By 2012, she went to the <text:span text:style-name="T9">O</text:span>lympics. She improved a lot in the </text:p>
      <text:p text:style-name="P3"><text:s text:c="30"/>future.</text:p>
      <text:p text:style-name="P5"/>
      <text:p text:style-name="P5"/>
      <text:p text:style-name="P5"><text:s text:c="17"/><text:span text:style-name="T5"><text:s/>Gabrielle Douglas made big accomplishments, because she was very determined to </text:span></text:p>
      <text:p text:style-name="P3"><text:s text:c="27"/>make her dream come true. At four years old, she started to do cartwheels with her </text:p>
      <text:p text:style-name="P3"><text:s text:c="26"/>sister. She quickly picked up her sisters talent. After a few years went by, her sister</text:p>
      <text:p text:style-name="P3"><text:s text:c="26"/>convinced their mother to put Gabrielle in gymnastics. It took two years to become </text:p>
      <text:p text:style-name="P3"><text:s text:c="25"/>a state champion.</text:p>
      <text:p text:style-name="P5"/>
      <text:p text:style-name="P5"/>
      <text:p text:style-name="P5"><text:s text:c="17"/></text:p>
      <text:p text:style-name="P5"><text:s text:c="16"/><text:span text:style-name="T6">she is shorter, which helps her balance, because she has lower sense of gravity. Gabrielle </text:span></text:p>
      <text:p text:style-name="P4"><text:s text:c="23"/>is only 4”11' , so we could see how that might an advantage for her. Her small size helps </text:p>
      <text:p text:style-name="P4"><text:s text:c="22"/>her rotate, and move around better. Shorter gymnast are more muscular than tall gymnast. <text:s text:c="2"/></text:p>
      <text:p text:style-name="P4"><text:s text:c="22"/>Which is great for Gabrielle.</text:p>
      <text:p text:style-name="P5"/>
      <text:p text:style-name="P5"/>
      <text:p text:style-name="P5"/>
      <text:p text:style-name="P4"><text:s text:c="21"/>At age age 14, she moved to a host family in Iowa. Her home town is in <text:span text:style-name="T9">V</text:span>irginia beach, </text:p>
      <text:p text:style-name="P4"><text:s text:c="20"/><text:span text:style-name="T9">V</text:span>irginia. <text:span text:style-name="T7">She trained with Liang Chow, who coached former world champion, Shawn </text:span></text:p>
      <text:p text:style-name="P4"><text:s text:c="20"/><text:span text:style-name="T8">Johnson. Her decision to move was hard for her, but it turned out to be very good one, </text:span></text:p>
      <text:p text:style-name="P4"><text:s text:c="20"/><text:span text:style-name="T8">because she advanced very quickly. </text:span></text:p>
      <text:p text:style-name="P4"/>
      <text:p text:style-name="P4"/>
      <text:p text:style-name="P4"/>
      <text:p text:style-name="P4"><text:s text:c="20"/><text:span text:style-name="T9">Gabrielle <text:s/>Douglas, is a very hard worker. She went to the Olympics, at 16 years old.</text:span></text:p>
      <text:p text:style-name="P4"><text:s text:c="21"/><text:span text:style-name="T9">She won the 2015 P&amp;G championships, 2015 secret U.S classic, and lots more. She is </text:span></text:p>
      <text:p text:style-name="P4"><text:s text:c="19"/><text:span text:style-name="T9">A big world record changer. She has changed history forever.</text:span></text:p>
      <text:p text:style-name="P4"/>
      <text:p text:style-name="P4"><text:s text:c="11"/></text:p>
      <text:p text:style-name="P5"/>
      <text:p text:style-name="P5"><text:soft-page-break/><text:s text:c="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0:34:11.106926192</meta:creation-date>
    <dc:date>2016-03-03T15:14:16.468505704</dc:date>
    <meta:editing-duration>PT11M23S</meta:editing-duration>
    <meta:editing-cycles>3</meta:editing-cycles>
    <meta:generator>LibreOffice/4.2.8.2$Linux_x86 LibreOffice_project/420m0$Build-2</meta:generator>
    <meta:document-statistic meta:table-count="0" meta:image-count="0" meta:object-count="0" meta:page-count="4" meta:paragraph-count="39" meta:word-count="318" meta:character-count="2714" meta:non-whitespace-character-count="1494"/>
  </office:meta>
</office:document-meta>
</file>